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339in"/>
    </style:style>
    <style:style style:name="co2" style:family="table-column">
      <style:table-column-properties fo:break-before="auto" style:column-width="2.5362in"/>
    </style:style>
    <style:style style:name="co3" style:family="table-column">
      <style:table-column-properties fo:break-before="auto" style:column-width="2.4945in"/>
    </style:style>
    <style:style style:name="co4" style:family="table-column">
      <style:table-column-properties fo:break-before="auto" style:column-width="2.3957in"/>
    </style:style>
    <style:style style:name="co5" style:family="table-column">
      <style:table-column-properties fo:break-before="auto" style:column-width="2.8547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3.0693in"/>
    </style:style>
    <style:style style:name="co8" style:family="table-column">
      <style:table-column-properties fo:break-before="auto" style:column-width="1.09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VGA2HDMI_Rev_C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R15-3.08-14.5T/VGA15/14.5mm</text:p>
          </table:table-cell>
          <table:table-cell office:value-type="string" calcext:value-type="string">
            <text:p>VGA15-F(HDR15-3.08-14.5T)_DrillSlot</text:p>
          </table:table-cell>
          <table:table-cell office:value-type="string" calcext:value-type="string">
            <text:p>VGA_I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.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SWM-19_Paste</text:p>
          </table:table-cell>
          <table:table-cell office:value-type="string" calcext:value-type="string">
            <text:p>HDMI_OU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C-16P-F(A40-00119-A52-12)</text:p>
          </table:table-cell>
          <table:table-cell table:style-name="ce5" office:value-type="string" calcext:value-type="string">
            <text:p>USB2.0_TYPE-C(A40-00119-A52-12)_Paste</text:p>
          </table:table-cell>
          <table:table-cell office:value-type="string" calcext:value-type="string">
            <text:p>USB-PW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.7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/R0402/Board_Mounted</text:p>
          </table:table-cell>
          <table:table-cell office:value-type="string" calcext:value-type="string">
            <text:p>R_0402_5MIL_0R(Board_Mounted)</text:p>
          </table:table-cell>
          <table:table-cell office:value-type="string" calcext:value-type="string">
            <text:p>R17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 IND/600OHM/2A/</text:p>
            <text:p>UPZ2012E-601-2R0TF/L0805</text:p>
          </table:table-cell>
          <table:table-cell office:value-type="string" calcext:value-type="string">
            <text:p>L_0805_5MIL_DWS</text:p>
          </table:table-cell>
          <table:table-cell office:value-type="string" calcext:value-type="string">
            <text:p>L4,L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3pF/50V/5%/C0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8,C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8,R10,R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nF/5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1,C22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GG0402052R542P)</text:p>
          </table:table-cell>
          <table:table-cell office:value-type="string" calcext:value-type="string">
            <text:p>D_0402_5MIL_DWS</text:p>
          </table:table-cell>
          <table:table-cell office:value-type="string" calcext:value-type="string">
            <text:p>TVS5,TVS3,TVS4,TVS2,TVS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5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2,R19,R13,R15,R20,R14,R18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5,C10,C3,C4,C2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AD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213K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uF/6.3V/20%/X5R/C0603)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.576MHz/20pF/20ppm/2P/5x3.2mm</text:p>
          </table:table-cell>
          <table:table-cell office:value-type="string" calcext:value-type="string">
            <text:p>HCX-4S_2Pins_5.0x3.2mm_TEST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nF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4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0nF/10V/2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2,C17,C14,C9,C11,C13,C8,C7,</text:p>
            <text:p>C15,C23,C6,C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5,R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,R3,R1,R6,R21,R23,R5,R2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V8986(QFN56_7x7mm)</text:p>
          </table:table-cell>
          <table:table-cell table:style-name="ce5" office:value-type="string" calcext:value-type="string">
            <text:p>QFN56_7x7_Pitch_0.4mm_EPad_5.4x5.4mm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LED_VGA1,LED_PWR1,LED_HDMI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1%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/X5R/20%/10V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1117AG-33-AA3-A-R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FSMD035-1206)</text:p>
          </table:table-cell>
          <table:table-cell office:value-type="string" calcext:value-type="string">
            <text:p>FUSE-1206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(SMD)_H-WX-1x2-LF)</text:p>
          </table:table-cell>
          <table:table-cell office:value-type="string" calcext:value-type="string">
            <text:p>HN1x2(SMD)_H-WX-1x2-LF</text:p>
          </table:table-cell>
          <table:table-cell office:value-type="string" calcext:value-type="string">
            <text:p>PWR1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25in" fo:margin-bottom="0.25in" fo:margin-left="0.25in" fo:margin-right="0.2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/>
    </style:style>
    <style:style style:name="MT2" style:family="text">
      <style:text-properties fo:font-size="16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1"><text:date style:data-style-name="N2" text:date-value="2023-12-15">00/00/0000</text:date></text:span></text:p>
        </style:region-right>
      </style:header>
      <style:header-left style:display="false"/>
      <style:header-first>
        <style:region-center>
          <text:p><text:span text:style-name="MT2"><text:sheet-name>???</text:sheet-name></text:span></text:p>
        </style:region-center>
        <style:region-right>
          <text:p><text:span text:style-name="MT1"><text:date style:data-style-name="N2" text:date-value="2023-12-15">00/00/0000</text:date></text:span></text:p>
        </style:region-right>
      </style:header-first>
      <style:footer>
        <text:p>Page <text:page-number>1</text:page-number></text:p>
      </style:footer>
      <style:footer-left style:display="false"/>
      <style:footer-first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6:16:32.008863253</dc:date>
    <meta:editing-duration>PT11M32S</meta:editing-duration>
    <meta:editing-cycles>12</meta:editing-cycles>
    <meta:generator>LibreOffice/7.3.7.2$Linux_X86_64 LibreOffice_project/30$Build-2</meta:generator>
    <meta:document-statistic meta:table-count="1" meta:cell-count="124" meta:object-count="0"/>
  </office:meta>
</office:document-meta>
</file>